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730dd" officeooo:paragraph-rsid="001730dd"/>
    </style:style>
    <style:style style:name="P3" style:family="paragraph" style:parent-style-name="Table_20_Contents">
      <style:text-properties officeooo:rsid="001730dd" officeooo:paragraph-rsid="001e6a30"/>
    </style:style>
    <style:style style:name="P4" style:family="paragraph" style:parent-style-name="Table_20_Contents">
      <style:text-properties officeooo:rsid="0019b66c" officeooo:paragraph-rsid="0019b66c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able_20_Contents" style:list-style-name="L2">
      <style:text-properties officeooo:paragraph-rsid="0020873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20873e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sistema" style:list-style-name="L1">
      <style:paragraph-properties fo:margin-left="1.926cm" fo:margin-right="-0.035cm" fo:text-indent="-0.778cm" style:auto-text-indent="false">
        <style:tab-stops>
          <style:tab-stop style:position="0.497cm"/>
          <style:tab-stop style:position="1.526cm"/>
        </style:tab-stops>
      </style:paragraph-properties>
      <style:text-properties officeooo:rsid="001e6a30" officeooo:paragraph-rsid="001e6a30"/>
    </style:style>
    <style:style style:name="P10" style:family="paragraph" style:parent-style-name="Azione_20_sistema" style:list-style-name="L1">
      <style:paragraph-properties fo:margin-left="1.988cm" fo:margin-right="-0.035cm" fo:text-indent="-0.716cm" style:auto-text-indent="false">
        <style:tab-stops>
          <style:tab-stop style:position="-0.062cm"/>
          <style:tab-stop style:position="0.497cm"/>
        </style:tab-stops>
      </style:paragraph-properties>
      <style:text-properties officeooo:rsid="001e6a30" officeooo:paragraph-rsid="001e6a30"/>
    </style:style>
    <style:style style:name="P11" style:family="paragraph" style:parent-style-name="Azione_20_sistema" style:list-style-name="L1">
      <style:paragraph-properties fo:margin-left="1.988cm" fo:margin-right="-0.035cm" fo:text-indent="-0.778cm" style:auto-text-indent="false"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e6a30"/>
    </style:style>
    <style:style style:name="P12" style:family="paragraph" style:parent-style-name="Azione_20_sistema" style:list-style-name="L1">
      <style:paragraph-properties fo:margin-left="1.958cm" fo:margin-right="-0.035cm" fo:text-indent="-0.778cm" style:auto-text-indent="false"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e6a30"/>
    </style:style>
    <style:style style:name="P13" style:family="paragraph" style:parent-style-name="Azione_20_sistema" style:list-style-name="L1">
      <style:paragraph-properties fo:margin-left="0.868cm" fo:margin-right="-0.035cm" fo:text-indent="-0.748cm" style:auto-text-indent="false"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e6a30"/>
    </style:style>
    <style:style style:name="P14" style:family="paragraph" style:parent-style-name="Azione_20_attore" style:list-style-name="L1">
      <style:paragraph-properties fo:margin-left="0.868cm" fo:margin-right="-0.035cm" fo:text-indent="-0.748cm" style:auto-text-indent="false"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e6a30"/>
    </style:style>
    <style:style style:name="P15" style:family="paragraph" style:parent-style-name="Azione_20_attore" style:list-style-name="L1">
      <style:paragraph-properties fo:margin-left="1.926cm" fo:margin-right="-0.035cm" fo:text-indent="-0.778cm" style:auto-text-indent="false">
        <style:tab-stops>
          <style:tab-stop style:position="0.497cm"/>
          <style:tab-stop style:position="1.526cm"/>
        </style:tab-stops>
      </style:paragraph-properties>
      <style:text-properties officeooo:rsid="001e6a30" officeooo:paragraph-rsid="001e6a30"/>
    </style:style>
    <style:style style:name="P16" style:family="paragraph" style:parent-style-name="Azione_20_attore" style:list-style-name="L1">
      <style:paragraph-properties fo:margin-left="1.988cm" fo:margin-right="-0.035cm" fo:text-indent="-0.716cm" style:auto-text-indent="false">
        <style:tab-stops>
          <style:tab-stop style:position="-0.062cm"/>
          <style:tab-stop style:position="0.497cm"/>
        </style:tab-stops>
      </style:paragraph-properties>
      <style:text-properties officeooo:rsid="001e6a30" officeooo:paragraph-rsid="001e6a30"/>
    </style:style>
    <style:style style:name="P17" style:family="paragraph" style:parent-style-name="Azione_20_attore" style:list-style-name="L1">
      <style:paragraph-properties fo:margin-left="1.988cm" fo:margin-right="-0.035cm" fo:text-indent="-0.778cm" style:auto-text-indent="false"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e6a30"/>
    </style:style>
    <style:style style:name="P18" style:family="paragraph" style:parent-style-name="Azione_20_attore" style:list-style-name="L1">
      <style:paragraph-properties fo:margin-left="1.958cm" fo:margin-right="-0.035cm" fo:text-indent="-0.778cm" style:auto-text-indent="false"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e6a30"/>
    </style:style>
    <style:style style:name="T1" style:family="text">
      <style:text-properties officeooo:rsid="0019b66c"/>
    </style:style>
    <style:style style:name="T2" style:family="text">
      <style:text-properties officeooo:rsid="001b317f"/>
    </style:style>
    <style:style style:name="T3" style:family="text">
      <style:text-properties officeooo:rsid="001e6a30"/>
    </style:style>
    <style:style style:name="T4" style:family="text">
      <style:text-properties officeooo:rsid="00205d24"/>
    </style:style>
    <style:style style:name="T5" style:family="text">
      <style:text-properties officeooo:rsid="0020873e"/>
    </style:style>
    <style:style style:name="T6" style:family="text">
      <style:text-properties officeooo:rsid="001730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Pubblicazione Graduatori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3">D</text:span><text:span text:style-name="T1">elegato 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1">delegato 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3">i</text:span></text:p>
          </table:table-cell>
          <table:table-cell table:style-name="Tabella33.B2" office:value-type="string">
            <text:list xml:id="list42642341" text:style-name="L1">
              <text:list-item>
                <text:p text:style-name="P14"><text:s/>L'utente accede alla sezione relativa alla graduatoria.</text:p>
                <text:p text:style-name="P13"/>
              </text:list-item>
              <text:list-item>
                <text:p text:style-name="P9">Il sistema mostra l'interfaccia per il consulto delle domande e per l'assegnazione del punteggio.</text:p>
                <text:p text:style-name="P15"/>
              </text:list-item>
              <text:list-item>
                <text:p text:style-name="P14"><text:s/>L'utente accede alla sezione relativa all'assegnazione punteggio.</text:p>
                <text:p text:style-name="P13"/>
              </text:list-item>
              <text:list-item>
                <text:p text:style-name="P10">Il sistema mostra l'interfaccia di amministrazione relativa all'assegnazione punteggio. Il sistema mostra l'elenco delle domande a cui non è stato ancora assegnato un punteggio.</text:p>
                <text:p text:style-name="P16"/>
              </text:list-item>
              <text:list-item>
                <text:p text:style-name="P14"><text:s/>L'utente effettua la selezione della prima domanda</text:p>
              </text:list-item>
              <text:list-item>
                <text:p text:style-name="P11">Il sistema chiede di inserire il punteggio.</text:p>
                <text:p text:style-name="P17"/>
              </text:list-item>
              <text:list-item>
                <text:p text:style-name="P14"><text:s/>L'utente inserisce il punteggio(intero).L'utente sottomette l'inserimento.</text:p>
                <text:p text:style-name="P13"/>
              </text:list-item>
              <text:list-item>
                <text:p text:style-name="P12">Il sistema chiede all'utente un messaggio di conferma dell'operazione.</text:p>
                <text:p text:style-name="P18"/>
              </text:list-item>
              <text:list-item>
                <text:p text:style-name="P14"><text:s/>L'utente dà al sistema ulteriore conferma dell'operazione.</text:p>
                <text:p text:style-name="P13"/>
              </text:list-item>
              <text:list-item>
                <text:p text:style-name="P11">Il sistema esegue l'operazione e dà notifica di avvenuto inserimento della domanda nella graduatoria. Il sistema controlla la graduatoria e inserisce la domanda nell posizione adeguat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L'utente ha confermato l'operazione ed i dati sono stati aggiornati all'interno del sistema; <text:span text:style-name="T4">se non ci sono più domande da elaborare, il sistema pubblica la graduatoria nei prof</text:span><text:span text:style-name="T5">i</text:span><text:span text:style-name="T4">li degli utenti</text:span> OR <text:span text:style-name="T5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652712" text:style-name="L2">
              <text:list-item>
                <text:p text:style-name="P6"><text:span text:style-name="T6">L'operazione non è andata a buon fine per un errore del sistema; viene visualizzato un messaggio di errore.</text:span></text:p>
              </text:list-item>
              <text:list-item>
                <text:p text:style-name="P6"><text:span text:style-name="T6">Non è possibile completare l'operazione in quanto non è </text:span><text:span text:style-name="T2">stato </text:span><text:span text:style-name="T6">inserit</text:span><text:span text:style-name="T2">o</text:span><text:span text:style-name="T6"> </text:span><text:span text:style-name="T2">un numero valido</text:span><text:span text:style-name="T6">; viene visualizzato un messaggio d'errore che esorta l'utente a ricontrollare i dati inseriti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L'operazione di aggiunta non deve richiedere più di 5 secondi.</text:p>
          </table:table-cell>
        </table:table-row>
      </table:table>
      <text:p text:style-name="P7"/>
      <text:p text:style-name="P8"><text:span text:style-name="T5">UC_A_43 Pubblicazione della graduator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0D</meta:editing-duration>
    <meta:editing-cycles>8</meta:editing-cycles>
    <meta:generator>LibreOffice/3.6$Windows_x86 LibreOffice_project/da8c1e6-fd468f4-454e206-f42a4a9-143cfd</meta:generator>
    <dc:date>2012-10-22T22:53:47.71</dc:date>
    <meta:document-statistic meta:table-count="1" meta:image-count="0" meta:object-count="0" meta:page-count="1" meta:paragraph-count="27" meta:word-count="261" meta:character-count="1817" meta:non-whitespace-character-count="1590"/>
  </office:meta>
</office:document-meta>
</file>